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8-20_11-55-33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281433 E-139-34-43.886718</text:p>
          </table:table-cell>
          <table:table-cell table:style-name="ce38" table:formula="of:=IF([.E2]=&quot;&quot;;[.C2];CONCATENATE([.C2];&quot; / &quot;;[.E2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8-20_15-32-17_000.jpg</text:p>
          </table:table-cell>
          <table:table-cell table:style-name="ce19" office:value-type="string">
            <text:p>:m RES 1*5 / free# JVEMV6 68#_71:1 / 68. theoretical-physics(tp) / w=上界,topics=実数解析,other=orig+:q+:(n/(n+1)):極限値,s=~,i=~,doc=r-5-2~1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3]=&quot;&quot;;[.C3];CONCATENATE([.C3];&quot; / &quot;;[.E3]))" office:value-type="string" office:string-value=":m RES 1*5 / free# JVEMV6 68#_71:1 / 68. theoretical-physics(tp) / w=上界,topics=実数解析,other=orig+:q+:(n/(n+1)):極限値,s=~,i=~,doc=r-5-2~1">
            <text:p>:m RES 1*5 / free# JVEMV6 68#_71:1 / 68. theoretical-physics(tp) / w=上界,topics=実数解析,other=orig+:q+:(n/(n+1)):極限値,s=~,i=~,doc=r-5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8-20_15-32-35_000.jpg</text:p>
          </table:table-cell>
          <table:table-cell table:style-name="ce19" office:value-type="string">
            <text:p>:m RES 2*5 / free# JVEMV6 68#_71:1 / 68. theoretical-physics(tp) / w=~,topics=実数解析,other=q+:(n/(n+1)&lt;1);,s=~,i=~,doc=r-5-2~1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4]=&quot;&quot;;[.C4];CONCATENATE([.C4];&quot; / &quot;;[.E4]))" office:value-type="string" office:string-value=":m RES 2*5 / free# JVEMV6 68#_71:1 / 68. theoretical-physics(tp) / w=~,topics=実数解析,other=q+:(n/(n+1)&lt;1);,s=~,i=~,doc=r-5-2~1">
            <text:p>:m RES 2*5 / free# JVEMV6 68#_71:1 / 68. theoretical-physics(tp) / w=~,topics=実数解析,other=q+:(n/(n+1)&lt;1);,s=~,i=~,doc=r-5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8-20_15-32-55_000.jpg</text:p>
          </table:table-cell>
          <table:table-cell table:style-name="ce19" office:value-type="string">
            <text:p>:m RES 3*5 / free# JVEMV6 68#_71:1 / 68. theoretical-physics(tp) / w=~,topics=実数解析,other=q+:(1-1/(n+1)&lt;1);(1+1/n)^n:極限値,s=~,i=~,doc=r-5-2~1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5]=&quot;&quot;;[.C5];CONCATENATE([.C5];&quot; / &quot;;[.E5]))" office:value-type="string" office:string-value=":m RES 3*5 / free# JVEMV6 68#_71:1 / 68. theoretical-physics(tp) / w=~,topics=実数解析,other=q+:(1-1/(n+1)&lt;1);(1+1/n)^n:極限値,s=~,i=~,doc=r-5-2~1">
            <text:p>:m RES 3*5 / free# JVEMV6 68#_71:1 / 68. theoretical-physics(tp) / w=~,topics=実数解析,other=q+:(1-1/(n+1)&lt;1);(1+1/n)^n:極限値,s=~,i=~,doc=r-5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8-20_15-33-12_000.jpg</text:p>
          </table:table-cell>
          <table:table-cell table:style-name="ce19" office:value-type="string">
            <text:p>:m RES 4*5 / free# JVEMV6 68#_71:1 / 68. theoretical-physics(tp) / w=~,topics=実数解析,other=q+:(1-1/(n+1)&lt;1);(1+1/n)^n:極限値,s=~,i=~,doc=r-5-2~1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6]=&quot;&quot;;[.C6];CONCATENATE([.C6];&quot; / &quot;;[.E6]))" office:value-type="string" office:string-value=":m RES 4*5 / free# JVEMV6 68#_71:1 / 68. theoretical-physics(tp) / w=~,topics=実数解析,other=q+:(1-1/(n+1)&lt;1);(1+1/n)^n:極限値,s=~,i=~,doc=r-5-2~1">
            <text:p>:m RES 4*5 / free# JVEMV6 68#_71:1 / 68. theoretical-physics(tp) / w=~,topics=実数解析,other=q+:(1-1/(n+1)&lt;1);(1+1/n)^n:極限値,s=~,i=~,doc=r-5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8-20_15-33-32_000.jpg</text:p>
          </table:table-cell>
          <table:table-cell table:style-name="ce19" office:value-type="string">
            <text:p>:m RES 5*5 / free# JVEMV6 68#_71:1 / 68. theoretical-physics(tp) / w=~,topics=実数解析,other=q+:(n^2+n)/n^3&lt;=1か？;((n^2+n)/n^3&gt;1):可能性;((a*n^2+b*n)/n^3&gt;1):可能性;((Σ_n(1/a^n))&gt;1):可能性;((Σ_n(b_n/a^n))&gt;1):特徴、性質,s=~,i=~,doc=r-5-2~1</text:p>
          </table:table-cell>
          <table:table-cell table:style-name="ce19"/>
          <table:table-cell table:style-name="ce4"/>
          <table:table-cell table:style-name="ce4" office:value-type="string">
            <text:p>N-35-35-24.467468 E-139-34-55.202636</text:p>
          </table:table-cell>
          <table:table-cell table:style-name="ce38" table:formula="of:=IF([.E7]=&quot;&quot;;[.C7];CONCATENATE([.C7];&quot; / &quot;;[.E7]))" office:value-type="string" office:string-value=":m RES 5*5 / free# JVEMV6 68#_71:1 / 68. theoretical-physics(tp) / w=~,topics=実数解析,other=q+:(n^2+n)/n^3&lt;=1か？;((n^2+n)/n^3&gt;1):可能性;((a*n^2+b*n)/n^3&gt;1):可能性;((Σ_n(1/a^n))&gt;1):可能性;((Σ_n(b_n/a^n))&gt;1):特徴、性質,s=~,i=~,doc=r-5-2~1">
            <text:p>:m RES 5*5 / free# JVEMV6 68#_71:1 / 68. theoretical-physics(tp) / w=~,topics=実数解析,other=q+:(n^2+n)/n^3&lt;=1か？;((n^2+n)/n^3&gt;1):可能性;((a*n^2+b*n)/n^3&gt;1):可能性;((Σ_n(1/a^n))&gt;1):可能性;((Σ_n(b_n/a^n))&gt;1):特徴、性質,s=~,i=~,doc=r-5-2~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8-20_16-01-47_000.jpg</text:p>
          </table:table-cell>
          <table:table-cell table:style-name="ce19" office:value-type="string">
            <text:p>:PHOTO 記録用 / @自室前：ベランダ / target=種（たね） occasion=種を植えた species=チンゲンサイ,id=2021-08-20_16-01-47_000.jpg</text:p>
          </table:table-cell>
          <table:table-cell table:style-name="ce19"/>
          <table:table-cell table:style-name="ce4"/>
          <table:table-cell table:style-name="ce4" office:value-type="string">
            <text:p>N-35-35-21.281433 E-139-34-43.886718</text:p>
          </table:table-cell>
          <table:table-cell table:style-name="ce38" table:formula="of:=IF([.E8]=&quot;&quot;;[.C8];CONCATENATE([.C8];&quot; / &quot;;[.E8]))" office:value-type="string" office:string-value=":PHOTO 記録用 / @自室前：ベランダ / target=種（たね） occasion=種を植えた species=チンゲンサイ,id=2021-08-20_16-01-47_000.jpg">
            <text:p>:PHOTO 記録用 / @自室前：ベランダ / target=種（たね） occasion=種を植えた species=チンゲンサイ,id=2021-08-20_16-01-47_000.jpg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8-20_18-01-45_000.jpg</text:p>
          </table:table-cell>
          <table:table-cell table:style-name="ce17" office:value-type="string">
            <text:p>:m RES 1*1 / free# JVEMV6 68#_71:2 / 68. theoretical-physics(tp) / w=~,topics=~,other=calc+:(1/x^2)/(1/x);FOUND+:(y=x^2)(y=x^4):0&lt;_x&lt;_1;q+:o(a*h^n)=o(h^n):why?,s=~,i=~,doc=r-5-2~2</text:p>
          </table:table-cell>
          <table:table-cell table:style-name="ce19"/>
          <table:table-cell table:style-name="ce4"/>
          <table:table-cell table:style-name="ce4" office:value-type="string">
            <text:p>N-35-35-23.410034 E-139-34-51.412353</text:p>
          </table:table-cell>
          <table:table-cell table:style-name="ce38" table:formula="of:=IF([.E9]=&quot;&quot;;[.C9];CONCATENATE([.C9];&quot; / &quot;;[.E9]))" office:value-type="string" office:string-value=":m RES 1*1 / free# JVEMV6 68#_71:2 / 68. theoretical-physics(tp) / w=~,topics=~,other=calc+:(1/x^2)/(1/x);FOUND+:(y=x^2)(y=x^4):0&lt;_x&lt;_1;q+:o(a*h^n)=o(h^n):why?,s=~,i=~,doc=r-5-2~2">
            <text:p>:m RES 1*1 / free# JVEMV6 68#_71:2 / 68. theoretical-physics(tp) / w=~,topics=~,other=calc+:(1/x^2)/(1/x);FOUND+:(y=x^2)(y=x^4):0&lt;_x&lt;_1;q+:o(a*h^n)=o(h^n):why?,s=~,i=~,doc=r-5-2~2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8-20_20-56-59_000.jpg</text:p>
          </table:table-cell>
          <table:table-cell table:style-name="ce19" office:value-type="string">
            <text:p>:m 食べた物</text:p>
          </table:table-cell>
          <table:table-cell table:style-name="ce19"/>
          <table:table-cell table:style-name="ce4"/>
          <table:table-cell table:style-name="ce4" office:value-type="string">
            <text:p>N-35-35-21.281433 E-139-34-43.886718</text:p>
          </table:table-cell>
          <table:table-cell table:style-name="ce38" table:formula="of:=IF([.E10]=&quot;&quot;;[.C10];CONCATENATE([.C10];&quot; / &quot;;[.E10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8-21_01-53-57_000.jpg</text:p>
          </table:table-cell>
          <table:table-cell table:style-name="ce19" office:value-type="string">
            <text:p>:m :PHOTO 寝た時刻 / 2021</text:p>
          </table:table-cell>
          <table:table-cell table:style-name="ce19"/>
          <table:table-cell table:style-name="ce4"/>
          <table:table-cell table:style-name="ce4" office:value-type="string">
            <text:p>N-35-35-24.700927 E-139-34-55.422363</text:p>
          </table:table-cell>
          <table:table-cell table:style-name="ce38" table:formula="of:=IF([.E11]=&quot;&quot;;[.C11];CONCATENATE([.C11];&quot; / &quot;;[.E11]))" office:value-type="string" office:string-value=":m :PHOTO 寝た時刻 / 2021">
            <text:p>:m :PHOTO 寝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8-21_07-14-15_000.jpg</text:p>
          </table:table-cell>
          <table:table-cell table:style-name="ce17" office:value-type="string">
            <text:p>:m :PHOTO 起きた時刻 / 2021</text:p>
          </table:table-cell>
          <table:table-cell table:style-name="ce17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12]=&quot;&quot;;[.C12];CONCATENATE([.C12];&quot; / &quot;;[.E12]))" office:value-type="string" office:string-value=":m :PHOTO 起きた時刻 / 2021">
            <text:p>:m :PHOTO 起きた時刻 / 202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8-21_07-17-22_000.jpg</text:p>
          </table:table-cell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164123 E-139-34-50.698242</text:p>
          </table:table-cell>
          <table:table-cell table:style-name="ce38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8-21_07-54-32_000.jpg</text:p>
          </table:table-cell>
          <table:table-cell table:style-name="ce19" office:value-type="string">
            <text:p>:m 1*1 / math / topic=累乗和同士の比較, about=~,other=q+:((B^2+B)/B^3):大きさ;((B^(n-1)+B^(n-2))+...)/B^n):大きさ</text:p>
          </table:table-cell>
          <table:table-cell table:style-name="ce19"/>
          <table:table-cell table:style-name="ce4"/>
          <table:table-cell table:style-name="ce4" office:value-type="string">
            <text:p>N-35-35-24.247741 E-139-34-54.98291</text:p>
          </table:table-cell>
          <table:table-cell table:style-name="ce38" table:formula="of:=IF([.E14]=&quot;&quot;;[.C14];CONCATENATE([.C14];&quot; / &quot;;[.E14]))" office:value-type="string" office:string-value=":m 1*1 / math / topic=累乗和同士の比較, about=~,other=q+:((B^2+B)/B^3):大きさ;((B^(n-1)+B^(n-2))+...)/B^n):大きさ">
            <text:p>:m 1*1 / math / topic=累乗和同士の比較, about=~,other=q+:((B^2+B)/B^3):大きさ;((B^(n-1)+B^(n-2))+...)/B^n):大きさ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8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7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7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0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27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7]=&quot;&quot;;[.C57];CONCATENATE([.C57];&quot; / &quot;;[.E5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8]=&quot;&quot;;[.C58];CONCATENATE([.C58];&quot; / &quot;;[.E5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59]=&quot;&quot;;[.C59];CONCATENATE([.C59];&quot; / &quot;;[.E5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0]=&quot;&quot;;[.C60];CONCATENATE([.C60];&quot; / &quot;;[.E6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1]=&quot;&quot;;[.C61];CONCATENATE([.C61];&quot; / &quot;;[.E6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37"/>
          <table:table-cell table:style-name="ce4"/>
          <table:table-cell table:style-name="ce4"/>
          <table:table-cell table:style-name="ce38" table:formula="of:=IF([.E62]=&quot;&quot;;[.C62];CONCATENATE([.C62];&quot; / &quot;;[.E6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37"/>
          <table:table-cell table:style-name="ce4"/>
          <table:table-cell table:style-name="ce4"/>
          <table:table-cell table:style-name="ce38" table:formula="of:=IF([.E63]=&quot;&quot;;[.C63];CONCATENATE([.C63];&quot; / &quot;;[.E6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37"/>
          <table:table-cell table:style-name="ce4"/>
          <table:table-cell table:style-name="ce4"/>
          <table:table-cell table:style-name="ce38" table:formula="of:=IF([.E64]=&quot;&quot;;[.C64];CONCATENATE([.C64];&quot; / &quot;;[.E6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65]=&quot;&quot;;[.C65];CONCATENATE([.C65];&quot; / &quot;;[.E6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66]=&quot;&quot;;[.C66];CONCATENATE([.C66];&quot; / &quot;;[.E6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7]=&quot;&quot;;[.C67];CONCATENATE([.C67];&quot; / &quot;;[.E6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8]=&quot;&quot;;[.C68];CONCATENATE([.C68];&quot; / &quot;;[.E6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69]=&quot;&quot;;[.C69];CONCATENATE([.C69];&quot; / &quot;;[.E6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0]=&quot;&quot;;[.C70];CONCATENATE([.C70];&quot; / &quot;;[.E7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1]=&quot;&quot;;[.C71];CONCATENATE([.C71];&quot; / &quot;;[.E7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2]=&quot;&quot;;[.C72];CONCATENATE([.C72];&quot; / &quot;;[.E7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3]=&quot;&quot;;[.C73];CONCATENATE([.C73];&quot; / &quot;;[.E7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4]=&quot;&quot;;[.C74];CONCATENATE([.C74];&quot; / &quot;;[.E7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5]=&quot;&quot;;[.C75];CONCATENATE([.C75];&quot; / &quot;;[.E7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6]=&quot;&quot;;[.C76];CONCATENATE([.C76];&quot; / &quot;;[.E7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7]=&quot;&quot;;[.C77];CONCATENATE([.C77];&quot; / &quot;;[.E7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8]=&quot;&quot;;[.C78];CONCATENATE([.C78];&quot; / &quot;;[.E7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79]=&quot;&quot;;[.C79];CONCATENATE([.C79];&quot; / &quot;;[.E7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/>
          <table:table-cell table:style-name="ce4"/>
          <table:table-cell table:style-name="ce38" table:formula="of:=IF([.E80]=&quot;&quot;;[.C80];CONCATENATE([.C80];&quot; / &quot;;[.E8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82]=&quot;&quot;;[.C82];CONCATENATE([.C82];&quot; / &quot;;[.E8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1*5 / free# JVEMV6 68#_71:1 / 68. theoretical-physics(tp) / w=上界,topics=実数解析,other=orig+:q+:(n/(n+1)):極限値,s=~,i=~,doc=r-5-2~1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RES 2*5 / free# JVEMV6 68#_71:1 / 68. theoretical-physics(tp) / w=~,topics=実数解析,other=q+:(n/(n+1)&lt;1);,s=~,i=~,doc=r-5-2~1</text:p>
          </table:table-cell>
          <table:table-cell table:style-name="ce20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17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office:value-type="string">
            <text:p>:m :PHOTO 寝た時刻 / 2021</text:p>
          </table:table-cell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17" office:value-type="string">
            <text:p>:m :PHOTO 起きた時刻 / 2021</text:p>
          </table:table-cell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:PHOTO 記録用 / @自宅；東側；洗面所から見える；東の犬走り / 自然観察 / 花</text:p>
          </table:table-cell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 office:value-type="string">
            <text:p>**</text:p>
          </table:table-cell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9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17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17"/>
          <table:table-cell table:style-name="ce20"/>
          <table:table-cell table:style-name="ce4" table:number-columns-repeated="2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3">
          <table:table-cell table:style-name="ce4" table:number-columns-repeated="2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86">
          <table:table-cell table:style-name="ce4" table:number-columns-repeated="2"/>
          <table:table-cell table:style-name="ce27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1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8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2"/>
          <table:table-cell table:style-name="ce29"/>
          <table:table-cell table:number-columns-repeated="1021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1">
            <text:p>31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1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1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202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5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1">2021/08/21</text:date>, <text:time>09:54:5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8-21T09:54:56.79</dc:date>
    <dc:creator>iwabuchi ken</dc:creator>
    <meta:editing-duration>P35DT23H49M55S</meta:editing-duration>
    <meta:editing-cycles>13180</meta:editing-cycles>
    <meta:document-statistic meta:table-count="1" meta:cell-count="446" meta:object-count="0"/>
  </office:meta>
</office:document-meta>
</file>